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A3000001653FB9EB78.png"/>
  <manifest:file-entry manifest:media-type="image/png" manifest:full-path="Pictures/10000201000000640000006448BD8DE9.png"/>
  <manifest:file-entry manifest:media-type="image/png" manifest:full-path="Pictures/100002010000017E000001099EABF08C.png"/>
  <manifest:file-entry manifest:media-type="image/svg+xml" manifest:full-path="Pictures/100026FE00000A5D00000A5DBB3E13DB.svg"/>
  <manifest:file-entry manifest:media-type="image/png" manifest:full-path="Pictures/10000201000000EF000000F215A65A45.png"/>
  <manifest:file-entry manifest:media-type="image/svg+xml" manifest:full-path="Pictures/10000E6D00000BCC00000BCC42C8D156.svg"/>
  <manifest:file-entry manifest:media-type="image/png" manifest:full-path="Pictures/100002010000007200000072623C033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opacity="100%" draw:opacity-name="" draw:textarea-horizontal-align="justify" draw:textarea-vertical-align="middle" draw:auto-grow-height="false" fo:min-height="0cm" fo:min-width="0cm"/>
    </style:style>
    <style:style style:name="gr2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7f7f7f" draw:secondary-fill-color="#cfe7e5" draw:fill-gradient-name="Light_20_Blue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fo:min-height="0.4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>
      <style:graphic-properties svg:stroke-color="#000000" draw:marker-start="Arrow" draw:marker-start-width="0.3cm" draw:marker-end="Arrow" draw:marker-end-width="0.3cm" draw:fill-color="#000000" draw:textarea-vertical-align="middle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0.35cm"/>
    </style:style>
    <style:style style:name="gr28" style:family="graphic" style:parent-style-name="standard">
      <style:graphic-properties draw:stroke="none" svg:stroke-color="#000000" draw:fill="none" draw:fill-color="#ffffff" fo:min-height="0.15cm"/>
    </style:style>
    <style:style style:name="gr29" style:family="graphic" style:parent-style-name="standard">
      <style:graphic-properties draw:stroke="none" svg:stroke-color="#000000" draw:fill="none" draw:fill-color="#ffffff" fo:min-height="0.585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family-asian="微软雅黑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5" style:family="paragraph">
      <style:paragraph-properties fo:text-align="center"/>
      <style:text-properties fo:font-size="6pt" style:font-size-asian="6pt" style:font-size-complex="6pt"/>
    </style:style>
    <style:style style:name="P6" style:family="paragraph">
      <style:text-properties fo:font-size="6pt" style:font-size-asian="6pt" style:font-size-complex="6pt"/>
    </style:style>
    <style:style style:name="P7" style:family="paragraph">
      <style:paragraph-properties fo:text-align="center"/>
      <style:text-properties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T1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6pt" fo:font-style="italic" fo:font-weight="bold" style:font-size-asian="6pt" style:font-style-asian="italic" style:font-weight-asian="bold" style:font-size-complex="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6cm" svg:height="9.6cm" svg:x="1.9cm" svg:y="11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lue-point draw:id="4" svg:x="2.589cm" svg:y="-3.461cm"/>
          <draw:glue-point draw:id="5" svg:x="2.589cm" svg:y="-2.076cm"/>
          <draw:glue-point draw:id="6" svg:x="2.589cm" svg:y="-0.384cm"/>
          <draw:glue-point draw:id="7" svg:x="2.589cm" svg:y="5cm"/>
          <draw:glue-point draw:id="8" svg:x="-2.23cm" svg:y="2.692cm"/>
          <draw:glue-point draw:id="9" svg:x="-4.64cm" svg:y="-1.923cm"/>
          <draw:glue-point draw:id="10" svg:x="-2.23cm" svg:y="-3.461cm"/>
          <draw:path draw:style-name="gr2" draw:text-style-name="P2" draw:layer="layout" svg:width="1.372cm" svg:height="0.44cm" svg:x="3.61cm" svg:y="14.545cm" svg:viewBox="0 0 1373 441" svg:d="M0 437c180 0 1373 36 1373-109 0-146-474-328-653-328 0 109-720 291-720 437z">
            <text:p/>
          </draw:path>
          <draw:g>
            <draw:polygon draw:style-name="gr3" draw:text-style-name="P3" draw:layer="layout" svg:width="0.653cm" svg:height="1.054cm" svg:x="3.601cm" svg:y="13.944cm" svg:viewBox="0 0 654 1055" draw:points="654,692 654,0 0,328 0,1055">
              <text:p/>
            </draw:polygon>
            <draw:polygon draw:style-name="gr4" draw:text-style-name="P3" draw:layer="layout" svg:width="0.457cm" svg:height="0.253cm" svg:x="3.862cm" svg:y="14.417cm" svg:viewBox="0 0 458 254" draw:points="327,254 458,182 131,0 0,73">
              <text:p/>
            </draw:polygon>
            <draw:polygon draw:style-name="gr5" draw:text-style-name="P3" draw:layer="layout" svg:width="0.13cm" svg:height="0.982cm" svg:x="4.32cm" svg:y="13.908cm" svg:viewBox="0 0 131 983" draw:points="131,910 131,0 0,73 0,983">
              <text:p/>
            </draw:polygon>
            <draw:polygon draw:style-name="gr6" draw:text-style-name="P3" draw:layer="layout" svg:width="0.457cm" svg:height="0.982cm" svg:x="3.862cm" svg:y="13.908cm" svg:viewBox="0 0 458 983" draw:points="458,983 458,73 327,0 327,764 0,582 0,728">
              <text:p/>
            </draw:polygon>
            <draw:polygon draw:style-name="gr7" draw:text-style-name="P3" draw:layer="layout" svg:width="0.653cm" svg:height="1.091cm" svg:x="4.909cm" svg:y="13.362cm" svg:viewBox="0 0 654 1092" draw:points="654,728 654,0 0,364 0,1092">
              <text:p/>
            </draw:polygon>
            <draw:polygon draw:style-name="gr8" draw:text-style-name="P3" draw:layer="layout" svg:width="1.307cm" svg:height="1.455cm" svg:x="3.6cm" svg:y="12.998cm" svg:viewBox="0 0 1308 1456" draw:points="1308,1456 1308,728 0,0 0,728">
              <text:p/>
            </draw:polygon>
            <draw:line draw:style-name="gr9" draw:text-style-name="P3" draw:layer="layout" svg:x1="5.187cm" svg:y1="14.272cm" svg:x2="5.056cm" svg:y2="14.199cm">
              <text:p/>
            </draw:line>
            <draw:path draw:style-name="gr10" draw:text-style-name="P3" draw:layer="layout" svg:width="0.523cm" svg:height="0.638cm" svg:x="4.991cm" svg:y="13.589cm" svg:viewBox="0 0 524 639" svg:d="M262 28c-131 74-262 291-262 437s131 219 262 146 262-292 262-437c0-146-131-218-262-146z">
              <text:p/>
            </draw:path>
            <draw:path draw:style-name="gr11" draw:text-style-name="P3" draw:layer="layout" svg:width="0.489cm" svg:height="0.638cm" svg:x="5.17cm" svg:y="13.669cm" svg:viewBox="0 0 490 639" svg:d="M262 28c-131 73-262 291-262 437 0 145 131 218 262 145s228-288 228-434c0-145-97-221-228-148z">
              <text:p/>
            </draw:path>
            <draw:line draw:style-name="gr12" draw:text-style-name="P3" draw:layer="layout" svg:x1="5.58cm" svg:y1="13.689cm" svg:x2="5.384cm" svg:y2="13.58cm">
              <text:p/>
            </draw:line>
            <draw:polygon draw:style-name="gr13" draw:text-style-name="P3" draw:layer="layout" svg:width="1.961cm" svg:height="1.091cm" svg:x="3.601cm" svg:y="12.634cm" svg:viewBox="0 0 1962 1092" draw:points="1308,1092 1962,728 654,0 0,364">
              <text:p/>
            </draw:polygon>
            <draw:path draw:style-name="gr14" draw:text-style-name="P3" draw:layer="layout" svg:width="2.057cm" svg:height="2.365cm" svg:x="3.6cm" svg:y="12.634cm" svg:viewBox="0 0 2058 2366" svg:d="M1962 728l-1308-728-654 364v728l523 291-523 254v729l458-255 262 145 131-72v-619l457 255c0 0 218-122 327-183 262 146 589-473 327-582z">
              <text:p/>
            </draw:path>
          </draw:g>
        </draw:g>
        <draw:frame draw:style-name="gr15" draw:text-style-name="P1" draw:layer="layout" svg:width="1.962cm" svg:height="3.536cm" svg:x="8.2cm" svg:y="14.1cm">
          <draw:image xlink:href="Pictures/10000201000000A3000001653FB9EB78.png" xlink:type="simple" xlink:show="embed" xlink:actuate="onLoad">
            <text:p/>
          </draw:image>
        </draw:frame>
        <draw:frame draw:style-name="gr15" draw:text-style-name="P1" draw:layer="layout" svg:width="2.095cm" svg:height="2.434cm" svg:x="3.6cm" svg:y="17cm">
          <draw:image xlink:href="Pictures/10000201000000EF000000F215A65A45.png" xlink:type="simple" xlink:show="embed" xlink:actuate="onLoad">
            <text:p/>
          </draw:image>
        </draw:frame>
        <draw:frame draw:style-name="gr16" draw:text-style-name="P4" draw:layer="layout" svg:width="2.9cm" svg:height="0.7cm" svg:x="3.5cm" svg:y="11.5cm">
          <draw:text-box>
            <text:p text:style-name="P4"><text:span text:style-name="T1">ASNR</text:span></text:p>
          </draw:text-box>
        </draw:frame>
        <draw:frame draw:style-name="gr17" draw:layer="layout" svg:width="0.502cm" svg:height="0.963cm" svg:x="10.5cm" svg:y="10.5cm">
          <draw:text-box>
            <text:p/>
          </draw:text-box>
        </draw:frame>
        <draw:g>
          <draw:glue-point draw:id="4" svg:x="-1.497cm" svg:y="-4.032cm"/>
          <draw:glue-point draw:id="5" svg:x="1.751cm" svg:y="0.806cm"/>
          <draw:glue-point draw:id="6" svg:x="-5.239cm" svg:y="-1.451cm"/>
          <draw:glue-point draw:id="7" svg:x="-2.309cm" svg:y="3.709cm"/>
          <draw:glue-point draw:id="8" svg:x="-3.934cm" svg:y="-5cm"/>
          <draw:glue-point draw:id="9" svg:x="-5.239cm" svg:y="2.741cm"/>
          <draw:path draw:style-name="gr18" draw:text-style-name="P2" draw:layer="layout" svg:width="0.607cm" svg:height="0.575cm" svg:x="15.791cm" svg:y="16.344cm" svg:viewBox="0 0 608 576" svg:d="M11 576c142-8 342-8 543-122 200-113-201-454-401-454 0 0-200 579-142 576z">
            <text:p/>
          </draw:path>
          <draw:g>
            <draw:polygon draw:style-name="gr19" draw:text-style-name="P3" draw:layer="layout" svg:width="1.041cm" svg:height="2.527cm" svg:x="14.715cm" svg:y="14.384cm" svg:viewBox="0 0 1042 2528" draw:points="0,1939 0,0 1042,591 1042,2528">
              <text:p/>
            </draw:polygon>
            <draw:polygon draw:style-name="gr20" draw:text-style-name="P3" draw:layer="layout" svg:width="0.742cm" svg:height="1.769cm" svg:x="14.864cm" svg:y="14.637cm" svg:viewBox="0 0 743 1770" draw:points="0,1348 0,0 743,422 743,1770">
              <text:p/>
            </draw:polygon>
            <draw:polygon draw:style-name="gr21" draw:text-style-name="P3" draw:layer="layout" svg:width="1.19cm" svg:height="0.672cm" svg:x="14.715cm" svg:y="14.3cm" svg:viewBox="0 0 1191 673" draw:points="1042,673 0,84 149,0 1191,591">
              <text:p/>
            </draw:polygon>
            <draw:polygon draw:style-name="gr22" draw:text-style-name="P3" draw:layer="layout" svg:width="0.148cm" svg:height="2.02cm" svg:x="15.757cm" svg:y="14.891cm" svg:viewBox="0 0 149 2021" draw:points="0,2021 0,84 149,0 149,1939">
              <text:p/>
            </draw:polygon>
            <draw:polygon draw:style-name="gr23" draw:text-style-name="P3" draw:layer="layout" svg:width="1.19cm" svg:height="2.611cm" svg:x="14.715cm" svg:y="14.3cm" svg:viewBox="0 0 1191 2612" draw:points="149,0 1191,591 1191,2528 1042,2612 0,2021 0,84">
              <text:p/>
            </draw:polygon>
            <draw:line draw:style-name="gr24" draw:text-style-name="P3" draw:layer="layout" svg:x1="15.013cm" svg:y1="16.239cm" svg:x2="15.46cm" svg:y2="16.492cm">
              <text:p/>
            </draw:line>
          </draw:g>
        </draw:g>
        <draw:line draw:style-name="gr25" draw:text-style-name="P1" draw:layer="layout" svg:x1="8cm" svg:y1="15.8cm" svg:x2="5.9cm" svg:y2="18.1cm">
          <text:p/>
        </draw:line>
        <draw:line draw:style-name="gr26" draw:text-style-name="P1" draw:layer="layout" svg:x1="5.9cm" svg:y1="13.9cm" svg:x2="8cm" svg:y2="15.8cm">
          <text:p/>
        </draw:line>
        <draw:frame draw:style-name="gr27" draw:text-style-name="P5" draw:layer="layout" svg:width="1.8cm" svg:height="0.735cm" svg:x="3.6cm" svg:y="15cm">
          <draw:text-box>
            <text:p text:style-name="P5"><text:span text:style-name="T2">Radar</text:span></text:p>
            <text:p text:style-name="P5"><text:span text:style-name="T2">SINCRO</text:span></text:p>
          </draw:text-box>
        </draw:frame>
        <draw:frame draw:style-name="gr17" draw:layer="layout" svg:width="0.502cm" svg:height="0.963cm" svg:x="4.6cm" svg:y="15.6cm">
          <draw:text-box>
            <text:p/>
          </draw:text-box>
        </draw:frame>
        <draw:frame draw:style-name="gr17" draw:layer="layout" svg:width="0.502cm" svg:height="0.963cm" svg:x="4.7cm" svg:y="15.6cm">
          <draw:text-box>
            <text:p/>
          </draw:text-box>
        </draw:frame>
        <draw:frame draw:style-name="gr16" draw:text-style-name="P5" draw:layer="layout" svg:width="2cm" svg:height="0.7cm" svg:x="8.2cm" svg:y="17.7cm">
          <draw:text-box>
            <text:p text:style-name="P5"><text:span text:style-name="T2">Server</text:span></text:p>
          </draw:text-box>
        </draw:frame>
        <draw:frame draw:style-name="gr28" draw:text-style-name="P6" draw:layer="layout" svg:width="1.9cm" svg:height="0.493cm" svg:x="3.7cm" svg:y="19.507cm">
          <draw:text-box>
            <text:p text:style-name="P5"><text:span text:style-name="T2">Database</text:span></text:p>
          </draw:text-box>
        </draw:frame>
        <draw:frame draw:style-name="gr29" draw:text-style-name="P7" draw:layer="layout" svg:width="1.8cm" svg:height="0.835cm" svg:x="14.415cm" svg:y="17cm">
          <draw:text-box>
            <text:p text:style-name="P7"><text:span text:style-name="T3">SINCROapp</text:span></text:p>
          </draw:text-box>
        </draw:frame>
        <draw:frame draw:style-name="gr15" draw:text-style-name="P1" draw:layer="layout" svg:width="0.769cm" svg:height="0.705cm" svg:x="6.631cm" svg:y="13.9cm">
          <draw:image xlink:href="Pictures/100002010000007200000072623C033B.png" xlink:type="simple" xlink:show="embed" xlink:actuate="onLoad"/>
          <draw:image xlink:href="Pictures/10000E6D00000BCC00000BCC42C8D156.svg" xlink:type="simple" xlink:show="embed" xlink:actuate="onLoad">
            <text:p/>
          </draw:image>
        </draw:frame>
        <draw:frame draw:style-name="gr15" draw:text-style-name="P1" draw:layer="layout" svg:width="0.969cm" svg:height="0.8cm" svg:x="11.631cm" svg:y="14.8cm">
          <draw:image xlink:href="Pictures/100002010000007200000072623C033B.png" xlink:type="simple" xlink:show="embed" xlink:actuate="onLoad"/>
          <draw:image xlink:href="Pictures/10000E6D00000BCC00000BCC42C8D156.svg" xlink:type="simple" xlink:show="embed" xlink:actuate="onLoad">
            <text:p/>
          </draw:image>
        </draw:frame>
        <draw:frame draw:style-name="gr15" draw:text-style-name="P1" draw:layer="layout" svg:width="0.784cm" svg:height="0.9cm" svg:x="12.716cm" svg:y="14.7cm">
          <draw:image xlink:href="Pictures/10000201000000640000006448BD8DE9.png" xlink:type="simple" xlink:show="embed" xlink:actuate="onLoad"/>
          <draw:image xlink:href="Pictures/100026FE00000A5D00000A5DBB3E13DB.svg" xlink:type="simple" xlink:show="embed" xlink:actuate="onLoad">
            <text:p/>
          </draw:image>
        </draw:frame>
        <draw:frame draw:style-name="gr15" draw:text-style-name="P1" draw:layer="layout" svg:width="0.584cm" svg:height="0.7cm" svg:x="6.8cm" svg:y="17.4cm">
          <draw:image xlink:href="Pictures/10000201000000640000006448BD8DE9.png" xlink:type="simple" xlink:show="embed" xlink:actuate="onLoad"/>
          <draw:image xlink:href="Pictures/100026FE00000A5D00000A5DBB3E13DB.svg" xlink:type="simple" xlink:show="embed" xlink:actuate="onLoad">
            <text:p/>
          </draw:image>
        </draw:frame>
        <draw:line draw:style-name="gr26" draw:text-style-name="P1" draw:layer="layout" svg:x1="12.5cm" svg:y1="15.7cm" svg:x2="14.5cm" svg:y2="15.7cm">
          <text:p/>
        </draw:line>
        <draw:line draw:style-name="gr26" draw:text-style-name="P1" draw:layer="layout" svg:x1="12.5cm" svg:y1="15.7cm" svg:x2="10.3cm" svg:y2="15.7cm">
          <text:p/>
        </draw:line>
        <draw:frame draw:style-name="gr30" draw:text-style-name="P1" draw:layer="layout" svg:width="0.8cm" svg:height="0.405cm" svg:x="12.2cm" svg:y="15.9cm">
          <draw:image xlink:href="Pictures/100002010000017E000001099EABF08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Blue_20_Square_20_BR" draw:display-name="Light Blue Square BR" draw:style="square" draw:cx="30%" draw:cy="30%" draw:start-color="#93d4f0" draw:end-color="#e9f6fc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fael Nobre</meta:initial-creator>
    <meta:creation-date>2020-03-16T20:16:19.51</meta:creation-date>
    <dc:date>2020-03-16T20:49:11.04</dc:date>
    <dc:creator>Rafael Nobre</dc:creator>
    <meta:editing-duration>PT7M22S</meta:editing-duration>
    <meta:editing-cycles>1</meta:editing-cycles>
    <meta:document-statistic meta:object-count="44"/>
    <meta:generator>OpenOffice/4.1.7$Win32 OpenOffice.org_project/417m1$Build-9800</meta:generator>
  </office:meta>
</office:document-meta>
</file>